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28f5" officeooo:paragraph-rsid="000e28f5" style:font-weight-asian="bold" style:font-weight-complex="bold"/>
    </style:style>
    <style:style style:name="P2" style:family="paragraph" style:parent-style-name="Standard">
      <style:text-properties fo:font-weight="normal" officeooo:rsid="000e28f5" officeooo:paragraph-rsid="000e28f5" style:font-weight-asian="normal" style:font-weight-complex="normal"/>
    </style:style>
    <style:style style:name="P3" style:family="paragraph" style:parent-style-name="Standard">
      <style:text-properties fo:font-weight="normal" officeooo:rsid="000e28f5" officeooo:paragraph-rsid="000f9488" style:font-weight-asian="normal" style:font-weight-complex="normal"/>
    </style:style>
    <style:style style:name="P4" style:family="paragraph" style:parent-style-name="Standard">
      <style:text-properties fo:font-weight="normal" officeooo:rsid="000f9488" officeooo:paragraph-rsid="000f9488" style:font-weight-asian="normal" style:font-weight-complex="normal"/>
    </style:style>
    <style:style style:name="P5" style:family="paragraph" style:parent-style-name="Standard">
      <style:text-properties fo:font-weight="normal" officeooo:rsid="000fb75e" officeooo:paragraph-rsid="000fb75e" style:font-weight-asian="normal" style:font-weight-complex="normal"/>
    </style:style>
    <style:style style:name="P6" style:family="paragraph" style:parent-style-name="Standard">
      <style:text-properties fo:font-weight="normal" officeooo:rsid="0010b15a" officeooo:paragraph-rsid="0010b15a" style:font-weight-asian="normal" style:font-weight-complex="normal"/>
    </style:style>
    <style:style style:name="P7" style:family="paragraph" style:parent-style-name="Standard">
      <style:text-properties fo:font-weight="normal" officeooo:rsid="0011f8a8" officeooo:paragraph-rsid="0011f8a8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f9488" officeooo:paragraph-rsid="000f9488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0f9488" officeooo:paragraph-rsid="000f9488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10b15a" officeooo:paragraph-rsid="0010b15a" style:font-weight-asian="normal" style:font-weight-complex="normal"/>
    </style:style>
    <style:style style:name="T1" style:family="text">
      <style:text-properties officeooo:rsid="000f9488"/>
    </style:style>
    <style:style style:name="T2" style:family="text">
      <style:text-properties officeooo:rsid="0010b15a"/>
    </style:style>
    <style:style style:name="T3" style:family="text">
      <style:text-properties officeooo:rsid="0011f8a8"/>
    </style:style>
    <style:style style:name="T4" style:family="text">
      <style:text-properties officeooo:rsid="001354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ividades</text:p>
      <text:p text:style-name="P1"/>
      <text:p text:style-name="P2">31 de Julho: Chegada e<text:span text:style-name="T3">m</text:span> Toronto.</text:p>
      <text:p text:style-name="P2"/>
      <text:p text:style-name="P2">01 de Agosto – 6 de Agosto: Semana de Ajuste.</text:p>
      <text:p text:style-name="P2"/>
      <text:p text:style-name="P3">08 de Agosto – 08 de Outubro: <text:span text:style-name="T1">Medições e ações Básicas em Bancada</text:span></text:p>
      <text:list xml:id="list8383704996246325849" text:style-name="L1">
        <text:list-item>
          <text:p text:style-name="P8">Velocidade (2 Semanas);</text:p>
        </text:list-item>
        <text:list-item>
          <text:p text:style-name="P8">Rotação do motor (2 Semanas);</text:p>
        </text:list-item>
        <text:list-item>
          <text:p text:style-name="P8">Temperatura do motor e Distancia Percorrida (1 Semana);</text:p>
        </text:list-item>
        <text:list-item>
          <text:p text:style-name="P8">Medição do Nível de Combustível (2 Semanas);</text:p>
        </text:list-item>
        <text:list-item>
          <text:p text:style-name="P8">Travar/Destravar as portas automaticamente e ligar/desligar os faróis automaticamente (1 Semana).</text:p>
        </text:list-item>
      </text:list>
      <text:p text:style-name="P4"/>
      <text:p text:style-name="P4">10 de Outubro – 10 de Dezembro: <text:span text:style-name="T4">Opções avançadas</text:span>.</text:p>
      <text:list xml:id="list3254851204714881853" text:style-name="L2">
        <text:list-item>
          <text:p text:style-name="P9">Airbag (2 Semanas);</text:p>
        </text:list-item>
        <text:list-item>
          <text:p text:style-name="P9">Sistema de Telemetria (6 Semanas).</text:p>
        </text:list-item>
      </text:list>
      <text:p text:style-name="P4"/>
      <text:p text:style-name="P4"/>
      <text:p text:style-name="P5">12 de Dezembro – 1<text:span text:style-name="T2">1</text:span> de Fevereiro: Implementação de todo o sistema</text:p>
      <text:list xml:id="list5348635265091021316" text:style-name="L3">
        <text:list-item>
          <text:p text:style-name="P10">Adaptação de todos os sensores ao protótipo (4 Semanas);</text:p>
        </text:list-item>
        <text:list-item>
          <text:p text:style-name="P10">Período de testes (1 Semana);</text:p>
        </text:list-item>
        <text:list-item>
          <text:p text:style-name="P10">Ajustes finais (3 Semanas). </text:p>
        </text:list-item>
      </text:list>
      <text:p text:style-name="P6"/>
      <text:p text:style-name="P6"/>
      <text:p text:style-name="P7">13 de Fevereiro – 18 de Fevereiro: Atividades Finais</text:p>
      <text:p text:style-name="P7"/>
      <text:p text:style-name="P7">20 de Fevereiro: Retorno para o Brasil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5:00:25.103981318</meta:creation-date>
    <dc:date>2016-04-14T17:46:26.889931369</dc:date>
    <meta:editing-duration>PT49M11S</meta:editing-duration>
    <meta:editing-cycles>2</meta:editing-cycles>
    <meta:generator>LibreOffice/4.4.6.3$Linux_X86_64 LibreOffice_project/40m0$Build-3</meta:generator>
    <meta:document-statistic meta:table-count="0" meta:image-count="0" meta:object-count="0" meta:page-count="1" meta:paragraph-count="18" meta:word-count="132" meta:character-count="781" meta:non-whitespace-character-count="671"/>
  </office:meta>
</office:document-meta>
</file>